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933a3" officeooo:paragraph-rsid="001933a3"/>
    </style:style>
    <style:style style:name="P2" style:family="paragraph" style:parent-style-name="Standard">
      <style:text-properties officeooo:rsid="0019c777" officeooo:paragraph-rsid="0019c777"/>
    </style:style>
    <style:style style:name="P3" style:family="paragraph" style:parent-style-name="Standard">
      <style:text-properties officeooo:rsid="0019c777" officeooo:paragraph-rsid="001a993c"/>
    </style:style>
    <style:style style:name="P4" style:family="paragraph" style:parent-style-name="Standard">
      <style:text-properties officeooo:rsid="0019c777" officeooo:paragraph-rsid="001b7b4b"/>
    </style:style>
    <style:style style:name="T1" style:family="text">
      <style:text-properties officeooo:rsid="0019c777"/>
    </style:style>
    <style:style style:name="T2" style:family="text">
      <style:text-properties officeooo:rsid="001a993c"/>
    </style:style>
    <style:style style:name="T3" style:family="text">
      <style:text-properties officeooo:rsid="001b7b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EP2 tem o intuito de desenvolver a segunda fase do método Simplex. Inicialmente, foi pretendido implementar o método ingênuo, mas por questões de eficiência <text:span text:style-name="T1">e sofisticação </text:span>foi escolhido o revisado.</text:p>
      <text:p text:style-name="P1">No primeiro método (naive) uma forma de melhorar a eficiência seria implementar a fatoração LU. Assim, bastaria fazer LU uma vez (custo de m³/3) e depois ir modificando a matriz com custo da ordem de m². Contudo, o método revisado é mais sofisticado <text:span text:style-name="T1">e a ideia é a seguinte: calcula-se uma vez a inversa de B, gastando, para isso, --&gt; m³ &lt;---. Depois, basta fazer operações elementares nas linhas da matriz, no estilo da eliminação gaussiana, para obter a matriz inversa modificada, gastando nessa operações ordem de m².</text:span></text:p>
      <text:p text:style-name="P1"/>
      <text:p text:style-name="P2">Tentar explicar o porquê do método revisado ser mais eficiente.</text:p>
      <text:p text:style-name="P2">Ou melhor, no final das contas, seja o naive seja o revisado, ambos são equivalentes em termos de eficiência se implementarmos LU no naive.</text:p>
      <text:p text:style-name="P2"/>
      <text:p text:style-name="P2">No método revisado os seguintes passos são feitos em busca da solução ótima:</text:p>
      <text:p text:style-name="P2"/>
      <text:p text:style-name="P3">- <text:span text:style-name="T2">Começamos com a matriz A, uma solução ótima x, o vetor c de custos, o número de linhas e colunas (m,n) <text:s/>e b;</text:span></text:p>
      <text:p text:style-name="P3">- <text:span text:style-name="T2">Depois, o objetivo é achar os índices das variáveis básicas (os quais são guardados no vetor basics). Para encontrá-las foi feito o seguinte: como no enunciado está escrito que as soluções básicas são não-degeneradas, para ser variável básica, basta que sejam valores positivos.</text:span></text:p>
      <text:p text:style-name="P3"/>
      <text:p text:style-name="P4">- <text:span text:style-name="T3">As não-básicas são guardados no vetor nonbasics. É importante notar que o espaço ocupado é o número de variáveis (n), que é a soma dos comprimentos dos vetores basics + nonbasics.</text:span></text:p>
      <text:p text:style-name="P4"/>
      <text:p text:style-name="P4"><text:span text:style-name="T3">- Feito isso, é necessário inverter a matriz B (que representa o as colunas de A que têm o índice das básica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07:13:53.287659223</meta:creation-date>
    <dc:date>2015-05-14T07:43:57.416973209</dc:date>
    <meta:editing-duration>PT14M35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9" meta:word-count="297" meta:character-count="1681" meta:non-whitespace-character-count="1400"/>
  </office:meta>
</office:document-meta>
</file>